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Cantarell" svg:font-family="Cantarell" style:font-pitch="variable"/>
    <style:font-face style:name="DejaVu Math TeX Gyre" svg:font-family="'DejaVu Math TeX Gyre'" style:font-pitch="variable"/>
    <style:font-face style:name="Iosevka Aile" svg:font-family="'Iosevka Aile'" style:font-pitch="variable"/>
    <style:font-face style:name="Iosevka Etoile" svg:font-family="'Iosevka Etoile'" style:font-pitch="variable"/>
    <style:font-face style:name="Iosevka Etoile1" svg:font-family="'Iosevka Etoile'" style:font-adornments="Bold" style:font-pitch="variable"/>
    <style:font-face style:name="Junicode" svg:font-family="Junicode"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Iosevka Etoile1"/>
    </style:style>
    <style:style style:name="P2" style:family="paragraph" style:parent-style-name="Subtitle">
      <style:text-properties style:font-name="Iosevka Etoile" fo:language="en" fo:country="GB" officeooo:rsid="0017499a" officeooo:paragraph-rsid="0017499a"/>
    </style:style>
    <style:style style:name="P3" style:family="paragraph" style:parent-style-name="Header">
      <style:paragraph-properties fo:text-align="start" style:justify-single-word="false"/>
      <style:text-properties style:font-name="Iosevka Etoile1" fo:font-size="8pt" fo:language="en" fo:country="GB" officeooo:rsid="003dd18b" officeooo:paragraph-rsid="003dd18b" style:font-size-asian="7pt" style:font-size-complex="8pt"/>
    </style:style>
    <style:style style:name="P4" style:family="paragraph" style:parent-style-name="Heading_20_1">
      <style:text-properties style:font-name="Iosevka Etoile" fo:language="en" fo:country="GB" officeooo:rsid="0017499a" officeooo:paragraph-rsid="0017499a"/>
    </style:style>
    <style:style style:name="P5" style:family="paragraph" style:parent-style-name="Heading_20_1">
      <style:text-properties style:font-name="Iosevka Etoile" fo:language="en" fo:country="GB" officeooo:rsid="002469bc" officeooo:paragraph-rsid="002469bc"/>
    </style:style>
    <style:style style:name="P6" style:family="paragraph" style:parent-style-name="Heading_20_1">
      <style:text-properties style:font-name="Iosevka Etoile" fo:language="en" fo:country="GB" officeooo:rsid="001a15c6" officeooo:paragraph-rsid="001a15c6"/>
    </style:style>
    <style:style style:name="P7" style:family="paragraph" style:parent-style-name="Heading_20_1">
      <style:text-properties style:font-name="Iosevka Etoile" fo:language="en" fo:country="GB" officeooo:rsid="0024ce1a" officeooo:paragraph-rsid="0024ce1a"/>
    </style:style>
    <style:style style:name="P8" style:family="paragraph" style:parent-style-name="Heading_20_1">
      <style:text-properties style:font-name="Iosevka Etoile" fo:language="en" fo:country="GB" officeooo:paragraph-rsid="0017499a"/>
    </style:style>
    <style:style style:name="P9" style:family="paragraph" style:parent-style-name="Heading_20_1">
      <style:text-properties style:font-name="Iosevka Etoile" fo:font-size="18.2000007629395pt" fo:language="en" fo:country="GB" fo:font-weight="bold" officeooo:rsid="0017499a" officeooo:paragraph-rsid="0017499a" style:font-name-asian="Noto Sans CJK SC" style:font-size-asian="18.2000007629395pt" style:font-weight-asian="bold" style:font-name-complex="Noto Sans Devanagari" style:font-size-complex="18.2000007629395pt" style:font-weight-complex="bold"/>
    </style:style>
    <style:style style:name="P10" style:family="paragraph" style:parent-style-name="Text_20_body" style:list-style-name="L1">
      <style:text-properties fo:color="#ff0000" style:font-name="Iosevka Etoile" fo:language="en" fo:country="GB" officeooo:paragraph-rsid="001a15c6" fo:background-color="transparent"/>
    </style:style>
    <style:style style:name="P11" style:family="paragraph" style:parent-style-name="Text_20_body" style:list-style-name="L1">
      <style:text-properties fo:color="#ff0000" style:font-name="Iosevka Etoile" fo:language="en" fo:country="GB" officeooo:rsid="00217092" officeooo:paragraph-rsid="00217092" fo:background-color="transparent"/>
    </style:style>
    <style:style style:name="P12" style:family="paragraph" style:parent-style-name="Text_20_body" style:list-style-name="L2">
      <style:text-properties fo:color="#ff0000" style:font-name="Iosevka Etoile" fo:language="en" fo:country="GB" officeooo:rsid="002324dd" officeooo:paragraph-rsid="002324dd"/>
    </style:style>
    <style:style style:name="P13" style:family="paragraph" style:parent-style-name="Text_20_body" style:list-style-name="L2">
      <style:text-properties fo:color="#ff0000" style:font-name="Iosevka Etoile" fo:language="en" fo:country="GB" officeooo:rsid="00217092" officeooo:paragraph-rsid="00217092"/>
    </style:style>
    <style:style style:name="P14" style:family="paragraph" style:parent-style-name="Text_20_body" style:list-style-name="L2">
      <style:text-properties fo:color="#ff0000" style:font-name="Iosevka Etoile" fo:language="en" fo:country="GB" fo:font-weight="normal" officeooo:rsid="00217092" officeooo:paragraph-rsid="00217092" style:font-weight-asian="normal" style:font-weight-complex="normal"/>
    </style:style>
    <style:style style:name="P15" style:family="paragraph" style:parent-style-name="Text_20_body" style:list-style-name="L2">
      <style:text-properties fo:color="#ff0000" style:font-name="Iosevka Etoile" fo:language="en" fo:country="GB" fo:font-weight="normal" officeooo:rsid="002324dd" officeooo:paragraph-rsid="002324dd" style:font-weight-asian="normal" style:font-weight-complex="normal"/>
    </style:style>
    <style:style style:name="P16" style:family="paragraph" style:parent-style-name="Text_20_body" style:list-style-name="L2">
      <style:text-properties fo:color="#ff0000" style:font-name="Iosevka Etoile" fo:language="en" fo:country="GB" fo:font-weight="normal" officeooo:rsid="002469bc" officeooo:paragraph-rsid="002469bc" style:font-weight-asian="normal" style:font-weight-complex="normal"/>
    </style:style>
    <style:style style:name="P17" style:family="paragraph" style:parent-style-name="Text_20_body" style:list-style-name="L2">
      <style:text-properties fo:color="#ff0000" style:font-name="Iosevka Etoile" fo:language="en" fo:country="GB" officeooo:rsid="0024ce1a" officeooo:paragraph-rsid="0024ce1a"/>
    </style:style>
    <style:style style:name="P18" style:family="paragraph" style:parent-style-name="Text_20_body">
      <style:text-properties fo:color="#ff0000" style:font-name="Iosevka Etoile" fo:language="en" fo:country="GB" officeooo:rsid="002a3e65" officeooo:paragraph-rsid="002a3e65"/>
    </style:style>
    <style:style style:name="P19" style:family="paragraph" style:parent-style-name="Text_20_body" style:list-style-name="L2">
      <style:text-properties fo:color="#000000" style:font-name="Iosevka Etoile" fo:language="en" fo:country="GB" officeooo:rsid="002bc2af" officeooo:paragraph-rsid="002bc2af"/>
    </style:style>
    <style:style style:name="P20" style:family="paragraph" style:parent-style-name="Text_20_body" style:list-style-name="L2">
      <style:text-properties fo:color="#000000" style:font-name="Iosevka Etoile" fo:language="en" fo:country="GB" officeooo:rsid="002324dd" officeooo:paragraph-rsid="002324dd"/>
    </style:style>
    <style:style style:name="P21" style:family="paragraph" style:parent-style-name="Text_20_body" style:list-style-name="L2">
      <style:text-properties fo:color="#000000" style:font-name="Iosevka Etoile" fo:language="en" fo:country="GB" officeooo:rsid="00260330" officeooo:paragraph-rsid="00260330"/>
    </style:style>
    <style:style style:name="P22" style:family="paragraph" style:parent-style-name="Text_20_body" style:list-style-name="L2">
      <style:text-properties fo:color="#000000" style:font-name="Iosevka Etoile" fo:language="en" fo:country="GB" officeooo:rsid="0024ceca" officeooo:paragraph-rsid="0024ceca"/>
    </style:style>
    <style:style style:name="P23" style:family="paragraph" style:parent-style-name="Text_20_body" style:list-style-name="L2">
      <style:text-properties fo:color="#000000" style:font-name="Iosevka Etoile" fo:language="en" fo:country="GB" officeooo:rsid="00217092" officeooo:paragraph-rsid="00217092"/>
    </style:style>
    <style:style style:name="P24" style:family="paragraph" style:parent-style-name="Text_20_body" style:list-style-name="L2">
      <style:text-properties fo:color="#000000" style:font-name="Iosevka Etoile" fo:language="en" fo:country="GB" fo:font-weight="normal" officeooo:rsid="002324dd" officeooo:paragraph-rsid="002324dd" style:font-weight-asian="normal" style:font-weight-complex="normal"/>
    </style:style>
    <style:style style:name="P25" style:family="paragraph" style:parent-style-name="Text_20_body" style:list-style-name="L2">
      <style:text-properties fo:color="#000000" style:font-name="Iosevka Etoile" fo:language="en" fo:country="GB" fo:font-weight="normal" officeooo:rsid="002469bc" officeooo:paragraph-rsid="002469bc" style:font-weight-asian="normal" style:font-weight-complex="normal"/>
    </style:style>
    <style:style style:name="P26" style:family="paragraph" style:parent-style-name="Text_20_body" style:list-style-name="L2">
      <style:text-properties fo:color="#000000" style:font-name="Iosevka Etoile" fo:language="en" fo:country="GB" officeooo:paragraph-rsid="002324dd"/>
    </style:style>
    <style:style style:name="P27" style:family="paragraph" style:parent-style-name="Text_20_body" style:list-style-name="L2">
      <style:text-properties fo:color="#000000" style:font-name="Iosevka Etoile" fo:language="en" fo:country="GB" officeooo:rsid="002469bc" officeooo:paragraph-rsid="002469bc"/>
    </style:style>
    <style:style style:name="P28" style:family="paragraph" style:parent-style-name="Text_20_body">
      <style:text-properties style:font-name="Iosevka Etoile" fo:font-size="12pt" fo:language="en" fo:country="GB" officeooo:paragraph-rsid="0017499a" style:font-size-asian="12pt" style:font-size-complex="12pt"/>
    </style:style>
    <style:style style:name="P29" style:family="paragraph" style:parent-style-name="Text_20_body">
      <style:text-properties style:font-name="Iosevka Etoile" fo:font-size="12pt" fo:language="en" fo:country="GB" officeooo:rsid="001a15c6" officeooo:paragraph-rsid="001a15c6" style:font-size-asian="12pt" style:font-size-complex="12pt"/>
    </style:style>
    <style:style style:name="P30" style:family="paragraph" style:parent-style-name="Text_20_body">
      <style:text-properties style:font-name="Iosevka Etoile" fo:font-size="12pt" fo:language="en" fo:country="GB" officeooo:rsid="0024ceca" officeooo:paragraph-rsid="0024ceca" style:font-size-asian="12pt" style:font-size-complex="12pt"/>
    </style:style>
    <style:style style:name="P31" style:family="paragraph" style:parent-style-name="Text_20_body">
      <style:text-properties style:font-name="Iosevka Etoile" officeooo:paragraph-rsid="002f6c13"/>
    </style:style>
    <style:style style:name="P32" style:family="paragraph" style:parent-style-name="Text_20_body">
      <style:text-properties style:font-name="Iosevka Etoile" officeooo:paragraph-rsid="003562bd"/>
    </style:style>
    <style:style style:name="P33" style:family="paragraph" style:parent-style-name="Text_20_body">
      <style:text-properties style:font-name="Iosevka Etoile" officeooo:paragraph-rsid="0036c2a4"/>
    </style:style>
    <style:style style:name="P34" style:family="paragraph" style:parent-style-name="Text_20_body">
      <style:text-properties style:font-name="Iosevka Etoile" officeooo:rsid="0038323c" officeooo:paragraph-rsid="0038323c"/>
    </style:style>
    <style:style style:name="P35" style:family="paragraph" style:parent-style-name="Text_20_body" style:list-style-name="L1">
      <style:text-properties style:font-name="Iosevka Etoile" fo:language="en" fo:country="GB" officeooo:rsid="00217092" officeooo:paragraph-rsid="00217092"/>
    </style:style>
    <style:style style:name="P36" style:family="paragraph" style:parent-style-name="Text_20_body" style:list-style-name="L2">
      <style:text-properties style:font-name="Iosevka Etoile" fo:language="en" fo:country="GB" officeooo:rsid="00217092" officeooo:paragraph-rsid="00217092"/>
    </style:style>
    <style:style style:name="P37" style:family="paragraph" style:parent-style-name="Text_20_body" style:list-style-name="L1">
      <style:text-properties style:font-name="Iosevka Etoile" fo:language="en" fo:country="GB" officeooo:rsid="001a15c6" officeooo:paragraph-rsid="001a15c6"/>
    </style:style>
    <style:style style:name="P38" style:family="paragraph" style:parent-style-name="Text_20_body" style:list-style-name="L2">
      <style:text-properties style:font-name="Iosevka Etoile" fo:language="en" fo:country="GB" officeooo:rsid="001bd3ff" officeooo:paragraph-rsid="001bd3ff"/>
    </style:style>
    <style:style style:name="P39" style:family="paragraph" style:parent-style-name="Text_20_body" style:list-style-name="L2">
      <style:text-properties style:font-name="Iosevka Etoile" fo:language="en" fo:country="GB" officeooo:rsid="001bd3ff" officeooo:paragraph-rsid="001d0339"/>
    </style:style>
    <style:style style:name="P40" style:family="paragraph" style:parent-style-name="Text_20_body" style:list-style-name="L2">
      <style:text-properties style:font-name="Iosevka Etoile" fo:language="en" fo:country="GB" officeooo:paragraph-rsid="002324dd"/>
    </style:style>
    <style:style style:name="P41" style:family="paragraph" style:parent-style-name="Text_20_body" style:list-style-name="L2">
      <style:text-properties style:font-name="Iosevka Etoile" fo:language="en" fo:country="GB" officeooo:paragraph-rsid="001d0339"/>
    </style:style>
    <style:style style:name="P42" style:family="paragraph" style:parent-style-name="Text_20_body" style:list-style-name="L2">
      <style:text-properties style:font-name="Iosevka Etoile" fo:language="en" fo:country="GB" officeooo:paragraph-rsid="001e2a85"/>
    </style:style>
    <style:style style:name="P43" style:family="paragraph" style:parent-style-name="Text_20_body" style:list-style-name="L2">
      <style:text-properties style:font-name="Iosevka Etoile" fo:language="en" fo:country="GB" officeooo:paragraph-rsid="00217092"/>
    </style:style>
    <style:style style:name="P44" style:family="paragraph" style:parent-style-name="Text_20_body" style:list-style-name="L2">
      <style:text-properties style:font-name="Iosevka Etoile" fo:language="en" fo:country="GB" officeooo:paragraph-rsid="002469bc"/>
    </style:style>
    <style:style style:name="P45" style:family="paragraph" style:parent-style-name="Text_20_body" style:list-style-name="L2">
      <style:text-properties style:font-name="Iosevka Etoile" fo:language="en" fo:country="GB" fo:font-weight="normal" officeooo:rsid="001bd3ff" officeooo:paragraph-rsid="001bd3ff" style:font-weight-asian="normal" style:font-weight-complex="normal"/>
    </style:style>
    <style:style style:name="P46" style:family="paragraph" style:parent-style-name="Text_20_body" style:list-style-name="L2">
      <style:text-properties style:font-name="Iosevka Etoile" fo:language="en" fo:country="GB" officeooo:rsid="001d0339" officeooo:paragraph-rsid="001d0339"/>
    </style:style>
    <style:style style:name="P47" style:family="paragraph" style:parent-style-name="Text_20_body">
      <style:text-properties style:font-name="Iosevka Etoile" fo:language="en" fo:country="GB" officeooo:paragraph-rsid="0024ce1a"/>
    </style:style>
    <style:style style:name="P48" style:family="paragraph" style:parent-style-name="Title">
      <style:text-properties style:font-name="Iosevka Etoile" fo:language="en" fo:country="GB" officeooo:rsid="0017499a" officeooo:paragraph-rsid="0017499a"/>
    </style:style>
    <style:style style:name="T1" style:family="text">
      <style:text-properties officeooo:rsid="0017499a"/>
    </style:style>
    <style:style style:name="T2" style:family="text">
      <style:text-properties officeooo:rsid="001a15c6"/>
    </style:style>
    <style:style style:name="T3" style:family="text">
      <style:text-properties officeooo:rsid="001d0339"/>
    </style:style>
    <style:style style:name="T4" style:family="text">
      <style:text-properties fo:font-style="italic" officeooo:rsid="001d0339" style:font-style-asian="italic" style:font-style-complex="italic"/>
    </style:style>
    <style:style style:name="T5" style:family="text">
      <style:text-properties officeooo:rsid="001e2a85"/>
    </style:style>
    <style:style style:name="T6" style:family="text">
      <style:text-properties officeooo:rsid="00217092"/>
    </style:style>
    <style:style style:name="T7" style:family="text">
      <style:text-properties fo:color="#ff0000"/>
    </style:style>
    <style:style style:name="T8" style:family="text">
      <style:text-properties fo:color="#ff0000" officeooo:rsid="001d0339"/>
    </style:style>
    <style:style style:name="T9" style:family="text">
      <style:text-properties fo:color="#ff0000" officeooo:rsid="0017499a"/>
    </style:style>
    <style:style style:name="T10" style:family="text">
      <style:text-properties fo:color="#ff0000" officeooo:rsid="002469bc"/>
    </style:style>
    <style:style style:name="T11" style:family="text">
      <style:text-properties fo:color="#ff0000" officeooo:rsid="0024ce1a"/>
    </style:style>
    <style:style style:name="T12" style:family="text">
      <style:text-properties fo:color="#ff0000" fo:font-weight="normal" style:font-weight-asian="normal" style:font-weight-complex="normal"/>
    </style:style>
    <style:style style:name="T13" style:family="text">
      <style:text-properties fo:color="#ff0000" fo:font-weight="normal" officeooo:rsid="0024ce1a" style:font-weight-asian="normal" style:font-weight-complex="normal"/>
    </style:style>
    <style:style style:name="T14" style:family="text">
      <style:text-properties fo:color="#ff0000" fo:font-weight="normal" officeooo:rsid="002469bc" style:font-weight-asian="normal" style:font-weight-complex="normal"/>
    </style:style>
    <style:style style:name="T15" style:family="text">
      <style:text-properties fo:color="#ff0000" fo:font-weight="normal" officeooo:rsid="00260330" style:font-weight-asian="normal" style:font-weight-complex="normal"/>
    </style:style>
    <style:style style:name="T16" style:family="text">
      <style:text-properties fo:color="#ff0000" officeooo:rsid="00217092"/>
    </style:style>
    <style:style style:name="T17" style:family="text">
      <style:text-properties fo:color="#ff0000" officeooo:rsid="001e2a85"/>
    </style:style>
    <style:style style:name="T18" style:family="text">
      <style:text-properties fo:color="#ff0000" fo:font-style="italic" officeooo:rsid="0024ce1a" style:font-style-asian="italic" style:font-style-complex="italic"/>
    </style:style>
    <style:style style:name="T19" style:family="text">
      <style:text-properties fo:color="#ff0000" fo:font-style="normal" officeooo:rsid="0024ce1a" style:font-style-asian="normal" style:font-style-complex="normal"/>
    </style:style>
    <style:style style:name="T20" style:family="text">
      <style:text-properties fo:color="#ff0000" fo:font-style="normal" fo:font-weight="normal" officeooo:rsid="0024ce1a" style:font-style-asian="normal" style:font-weight-asian="normal" style:font-style-complex="normal" style:font-weight-complex="normal"/>
    </style:style>
    <style:style style:name="T21" style:family="text">
      <style:text-properties fo:color="#ff0000" officeooo:rsid="002324dd"/>
    </style:style>
    <style:style style:name="T22" style:family="text">
      <style:text-properties fo:color="#000000"/>
    </style:style>
    <style:style style:name="T23" style:family="text">
      <style:text-properties fo:color="#000000" officeooo:rsid="002469bc"/>
    </style:style>
    <style:style style:name="T24" style:family="text">
      <style:text-properties fo:color="#000000" fo:font-weight="normal" officeooo:rsid="002469bc" style:font-weight-asian="normal" style:font-weight-complex="normal"/>
    </style:style>
    <style:style style:name="T25" style:family="text">
      <style:text-properties fo:color="#000000" fo:font-weight="normal" officeooo:rsid="0024ce1a" style:font-weight-asian="normal" style:font-weight-complex="normal"/>
    </style:style>
    <style:style style:name="T26" style:family="text">
      <style:text-properties fo:color="#000000" fo:language="en" fo:country="GB" fo:font-weight="normal" style:font-weight-asian="normal" style:font-weight-complex="normal"/>
    </style:style>
    <style:style style:name="T27" style:family="text">
      <style:text-properties fo:color="#000000" fo:language="en" fo:country="GB" fo:font-weight="normal" officeooo:rsid="002f6c13" style:font-weight-asian="normal" style:font-weight-complex="normal"/>
    </style:style>
    <style:style style:name="T28" style:family="text">
      <style:text-properties fo:color="#000000" fo:language="en" fo:country="GB" fo:font-weight="normal" officeooo:rsid="0032c8ca" style:font-weight-asian="normal" style:font-weight-complex="normal"/>
    </style:style>
    <style:style style:name="T29" style:family="text">
      <style:text-properties fo:color="#000000" fo:language="en" fo:country="GB" fo:font-weight="normal" officeooo:rsid="003562bd" style:font-weight-asian="normal" style:font-weight-complex="normal"/>
    </style:style>
    <style:style style:name="T30" style:family="text">
      <style:text-properties fo:color="#000000" fo:language="en" fo:country="GB" fo:font-weight="normal" officeooo:rsid="00366446" style:font-weight-asian="normal" style:font-weight-complex="normal"/>
    </style:style>
    <style:style style:name="T31" style:family="text">
      <style:text-properties fo:color="#000000" fo:language="en" fo:country="GB" fo:font-weight="normal" officeooo:rsid="0036c2a4" style:font-weight-asian="normal" style:font-weight-complex="normal"/>
    </style:style>
    <style:style style:name="T32" style:family="text">
      <style:text-properties fo:color="#000000" fo:language="en" fo:country="GB" fo:font-weight="normal" officeooo:rsid="00368021" style:font-weight-asian="normal" style:font-weight-complex="normal"/>
    </style:style>
    <style:style style:name="T33" style:family="text">
      <style:text-properties fo:color="#000000" fo:language="en" fo:country="GB" fo:font-weight="normal" officeooo:rsid="0038323c" style:font-weight-asian="normal" style:font-weight-complex="normal"/>
    </style:style>
    <style:style style:name="T34" style:family="text">
      <style:text-properties fo:color="#000000" fo:language="en" fo:country="GB" fo:font-weight="normal" officeooo:rsid="0038749d" style:font-weight-asian="normal" style:font-weight-complex="normal"/>
    </style:style>
    <style:style style:name="T35" style:family="text">
      <style:text-properties fo:color="#000000" fo:language="en" fo:country="GB" officeooo:rsid="002f6c13"/>
    </style:style>
    <style:style style:name="T36" style:family="text">
      <style:text-properties officeooo:rsid="002324dd"/>
    </style:style>
    <style:style style:name="T37" style:family="text">
      <style:text-properties fo:font-weight="normal" style:font-weight-asian="normal" style:font-weight-complex="normal"/>
    </style:style>
    <style:style style:name="T38" style:family="text">
      <style:text-properties fo:font-weight="normal" officeooo:rsid="002324dd" style:font-weight-asian="normal" style:font-weight-complex="normal"/>
    </style:style>
    <style:style style:name="T39" style:family="text">
      <style:text-properties fo:font-weight="normal" officeooo:rsid="001fa0c6" style:font-weight-asian="normal" style:font-weight-complex="normal"/>
    </style:style>
    <style:style style:name="T40" style:family="text">
      <style:text-properties fo:font-weight="normal" officeooo:rsid="00217092" style:font-weight-asian="normal" style:font-weight-complex="normal"/>
    </style:style>
    <style:style style:name="T41" style:family="text">
      <style:text-properties fo:font-weight="normal" officeooo:rsid="002469bc" style:font-weight-asian="normal" style:font-weight-complex="normal"/>
    </style:style>
    <style:style style:name="T42" style:family="text">
      <style:text-properties officeooo:rsid="002469bc"/>
    </style:style>
    <style:style style:name="T43" style:family="text">
      <style:text-properties officeooo:rsid="0031405a"/>
    </style:style>
    <style:style style:name="T44" style:family="text">
      <style:text-properties officeooo:rsid="00392764"/>
    </style:style>
    <style:style style:name="T45" style:family="text">
      <style:text-properties style:font-name="Iosevka Etoil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Galamadriabuyak</text:p>
      <text:p text:style-name="P2">Functional specification</text:p>
      <text:h text:style-name="P4" text:outline-level="1"><text:span text:style-name="T44">1 /</text:span><text:span text:style-name="T43"> </text:span>About</text:h>
      <text:p text:style-name="P28"><text:span text:style-name="T1">Galamadriabuyak is a simple textual dungeon crowler in which the player fights against increasingly powerful enemies with the power of magic cards! The core principle of the game is the one-cast-only cards. Cards can exist in more than one copy of course, but each one of these are castable only once. After each victorious fight, the player</text:span><text:span text:style-name="T9"> </text:span><text:span text:style-name="T23">earn <text:s/>money</text:span><text:span text:style-name="T10"> </text:span><text:span text:style-name="T23">and</text:span><text:span text:style-name="T10"> </text:span><text:span text:style-name="T24">experience</text:span><text:span text:style-name="T14"> </text:span><text:span text:style-name="T24">and </text:span><text:span text:style-name="T1">can buy various useful items.</text:span></text:p>
      <text:p text:style-name="P29">The name “Galamadriabuyak” comes from the eponym tower in the french web-serie “Noob”.</text:p>
      <text:p text:style-name="P30">The aim of this project is to help us, poor aspiring Java programmers, improve in the language and more generally in project conception and realisation. The game must not be too complicated to be implemented and us, poor students, must limit our dreams to those that are plausibly feasible.</text:p>
      <text:h text:style-name="P5" text:outline-level="1"><text:span text:style-name="T44">2 /</text:span><text:span text:style-name="T43"> </text:span>Synopsis of the story and universe</text:h>
      <text:p text:style-name="P31"><text:span text:style-name="T27">Following the Great War, the five kingdoms united and t</text:span><text:span text:style-name="T35">he Age of Enlightenment </text:span><text:span text:style-name="T27">was</text:span><text:span text:style-name="T35"> a blesssed era in which Humans were thriving in peace.</text:span><text:span text:style-name="T27"> </text:span><text:span text:style-name="T28">At this time, Art and Science were devel</text:span><text:span text:style-name="T29">oping exponentially but people were slowly forgetting the Gods.</text:span></text:p>
      <text:p text:style-name="P32"><text:span text:style-name="T29">One day, the king decided to </text:span><text:span text:style-name="T30">pay homage to his subjects by commanding the </text:span><text:span text:style-name="T31">greater</text:span><text:span text:style-name="T30"> tower ever built. “This tower will stand for the power of Humanity, it will unite everyone of us! Every single stone of this tower will be dedicated to a inhabitant of this </text:span><text:span text:style-name="T31">k</text:span><text:span text:style-name="T30">ingdom and we will add one more for each </text:span><text:span text:style-name="T32">newborn</text:span><text:span text:style-name="T30">. </text:span><text:span text:style-name="T32">We have defeated war! We have defeated famine! We have defeated illness! Today, we are going to </text:span><text:span text:style-name="T31">overcome the Gods with this tower that will raise beyond their very realm</text:span><text:span text:style-name="T32">” said the king.</text:span></text:p>
      <text:p text:style-name="P33"><text:span text:style-name="T32">T</text:span><text:span text:style-name="T31">his angered the Gods so much. “Do you think of yourself above us?! So be it! Let this tower be as you wish it to be... </text:span><text:span text:style-name="T30">Every single </text:span><text:span text:style-name="T33">soul of your subjects will be imprisoned in a </text:span><text:span text:style-name="T30">stone of this tower </text:span><text:span text:style-name="T33">for eternity! You were the one who</text:span><text:span text:style-name="T31"> said it!</text:span><text:span text:style-name="T33"> And </text:span><text:soft-page-break/><text:span text:style-name="T33">f</text:span><text:span text:style-name="T31">or each level of this tower, let it be a monster! </text:span><text:span text:style-name="T33">For each and every one of your death, let us resurrect you!</text:span><text:span text:style-name="T31">” </text:span><text:span text:style-name="T33">screamed the God of the Gods.</text:span></text:p>
      <text:p text:style-name="P34"><text:span text:style-name="T33">T</text:span><text:span text:style-name="T26">his day marked the beginning a new Era dominated by a tower so tall it hided the sun and put the world into darkness. The Dark Era </text:span><text:span text:style-name="T34">had begun...</text:span></text:p>
      <text:h text:style-name="P4" text:outline-level="1"><text:span text:style-name="T44">3.A / </text:span>Beginning of the game</text:h>
      <text:list xml:id="list3241025955" text:style-name="L1">
        <text:list-item>
          <text:p text:style-name="P35">A quick synospsis of the story is displayed.</text:p>
        </text:list-item>
        <text:list-item>
          <text:p text:style-name="P37">The player is prompt to give a name to it’s character.</text:p>
        </text:list-item>
        <text:list-item>
          <text:p text:style-name="P37">A quick explanation of <text:span text:style-name="T6">the game and</text:span> the commands is displayed.</text:p>
        </text:list-item>
        <text:list-item>
          <text:p text:style-name="P10"><text:span text:style-name="T2">First cards: Random? Selection? </text:span><text:span text:style-name="T6">By the player?</text:span></text:p>
        </text:list-item>
        <text:list-item>
          <text:p text:style-name="P11">Basic skill: Random? Selection? By the player?</text:p>
        </text:list-item>
      </text:list>
      <text:h text:style-name="P9" text:outline-level="1"><text:span text:style-name="T44">3.B / </text:span>Combat system and interface</text:h>
      <text:list xml:id="list1932566394" text:style-name="L2">
        <text:list-item>
          <text:p text:style-name="P38">The player and enemies both have <text:span text:style-name="T36">3</text:span> cards <text:span text:style-name="T6">and a basic skill</text:span>. <text:span text:style-name="T22">A basic AI is to implemented to control enemies’ actions.</text:span></text:p>
        </text:list-item>
        <text:list-item>
          <text:p text:style-name="P19">The deck is not limited in size.</text:p>
        </text:list-item>
        <text:list-item>
          <text:p text:style-name="P20">At the beginning of a character’s turn, he draws cards until his hand contains 3 cards.</text:p>
        </text:list-item>
        <text:list-item>
          <text:p text:style-name="P21">At any given moment, characters can have a maximum of 3 cards in their hand.</text:p>
        </text:list-item>
        <text:list-item>
          <text:p text:style-name="P40"><text:span text:style-name="T21">The player can discard a card and put it at the bottom of his deck. This process doesn’t make him draw again for this turn. This functionnality is only available </text:span><text:span text:style-name="T15">for</text:span><text:span text:style-name="T21"> the player.</text:span></text:p>
        </text:list-item>
        <text:list-item>
          <text:p text:style-name="P12">The player’s turn is not limited in time</text:p>
        </text:list-item>
        <text:list-item>
          <text:p text:style-name="P22">The basic skill, in his basic not enhanced form, can be used only once per turn. It can be used whenever the player wants, as long as it’s his turn.</text:p>
        </text:list-item>
        <text:list-item>
          <text:p text:style-name="P20">The only time limit to the enemy’s turn is the duration of displaying and reading messages related to its actions.</text:p>
        </text:list-item>
        <text:list-item>
          <text:p text:style-name="P45">The interface is split into two sides: the top one to display informations related to the enemy, the bottom one for the player.</text:p>
        </text:list-item>
        <text:list-item>
          <text:p text:style-name="P39"><text:soft-page-break/>Are displayed on the player side, <text:span text:style-name="T3">in this order</text:span>:</text:p>
          <text:list>
            <text:list-item>
              <text:p text:style-name="P46">The name of the player</text:p>
            </text:list-item>
            <text:list-item>
              <text:p text:style-name="P39"><text:span text:style-name="T3">His r</text:span>emaining health point<text:span text:style-name="T3">s</text:span> <text:span text:style-name="T8">(maximum HP?)</text:span></text:p>
            </text:list-item>
            <text:list-item>
              <text:p text:style-name="P23">His special skill</text:p>
            </text:list-item>
            <text:list-item>
              <text:p text:style-name="P41"><text:span text:style-name="T3">The </text:span><text:span text:style-name="T38">amount</text:span><text:span text:style-name="T3"> of cards left in his deck and his hand</text:span></text:p>
            </text:list-item>
            <text:list-item>
              <text:p text:style-name="P46">An ordered list of the 3 cards currently in his hand</text:p>
            </text:list-item>
          </text:list>
        </text:list-item>
        <text:list-item>
          <text:p text:style-name="P46">Are displayed on the enemy side, in this order:</text:p>
          <text:list>
            <text:list-item>
              <text:p text:style-name="P46">The name of the enemy</text:p>
            </text:list-item>
            <text:list-item>
              <text:p text:style-name="P46">His remaining health points <text:span text:style-name="T7">(maximum HP?)</text:span></text:p>
            </text:list-item>
            <text:list-item>
              <text:p text:style-name="P13">His special skill?</text:p>
            </text:list-item>
            <text:list-item>
              <text:p text:style-name="P41"><text:span text:style-name="T3">The </text:span><text:span text:style-name="T38">amount</text:span><text:span text:style-name="T3"> of cards left in his deck and his hand</text:span></text:p>
            </text:list-item>
          </text:list>
        </text:list-item>
        <text:list-item>
          <text:p text:style-name="P42"><text:span text:style-name="T3">At the bottom of the interface is a command prompt, waiting for the player’s input </text:span><text:span text:style-name="T39">only when</text:span><text:span text:style-name="T3"> it it his turn. The two </text:span><text:span text:style-name="T16">(three)</text:span><text:span text:style-name="T3"> commands available are “use”, </text:span><text:span text:style-name="T16">(</text:span><text:span text:style-name="T8">“</text:span><text:span text:style-name="T16">skill”)</text:span><text:span text:style-name="T6"> </text:span><text:span text:style-name="T3">and “help”. Both await for a number</text:span><text:span text:style-name="T4"> n </text:span><text:span text:style-name="T3">between 1 and 3 inclusive, that represents the </text:span><text:span text:style-name="T4">n</text:span><text:span text:style-name="T3">-th </text:span><text:span text:style-name="T5">card in his hand.</text:span></text:p>
        </text:list-item>
        <text:list-item>
          <text:p text:style-name="P42"><text:span text:style-name="T5">The command “use” allows the player to use a card while </text:span><text:span text:style-name="T17">“</text:span><text:span text:style-name="T16">skill” activates the basic skill.</text:span><text:span text:style-name="T6"> The command </text:span><text:span text:style-name="T5">“help” gives details about a card’s effect(s) and trivia.</text:span></text:p>
        </text:list-item>
        <text:list-item>
          <text:p text:style-name="P36"><text:span text:style-name="T5">W</text:span>hen the player use a card, a message indicates the resulting affect on the target.</text:p>
        </text:list-item>
        <text:list-item>
          <text:p text:style-name="P36">Targets for cards’ effects include:</text:p>
          <text:list>
            <text:list-item>
              <text:p text:style-name="P36">the player itself</text:p>
            </text:list-item>
            <text:list-item>
              <text:p text:style-name="P36">the enemy</text:p>
            </text:list-item>
            <text:list-item>
              <text:p text:style-name="P43"><text:span text:style-name="T6">the basic </text:span><text:span text:style-name="T40">skill</text:span></text:p>
            </text:list-item>
            <text:list-item>
              <text:p text:style-name="P14">the player’s deck or enemy’s deck?</text:p>
            </text:list-item>
            <text:list-item>
              <text:p text:style-name="P15">other cards?</text:p>
            </text:list-item>
          </text:list>
        </text:list-item>
        <text:list-item>
          <text:p text:style-name="P24">Cards’ effects include:</text:p>
          <text:list>
            <text:list-item>
              <text:p text:style-name="P20"><text:soft-page-break/><text:span text:style-name="T37">Direct damages </text:span><text:span text:style-name="T41">and healing</text:span></text:p>
            </text:list-item>
            <text:list-item>
              <text:p text:style-name="P26"><text:span text:style-name="T38">Delayed damages </text:span><text:span text:style-name="T41">and </text:span><text:span text:style-name="T38">healing on a certain number of turn</text:span></text:p>
            </text:list-item>
            <text:list-item>
              <text:p text:style-name="P27"><text:span text:style-name="T38">C</text:span><text:span text:style-name="T37">hanges on one character’s basic skill </text:span><text:span text:style-name="T12">→ special skills?</text:span></text:p>
            </text:list-item>
            <text:list-item>
              <text:p text:style-name="P16">Deck shuffling and alteration</text:p>
            </text:list-item>
            <text:list-item>
              <text:p text:style-name="P16">Other cards’ effect modification</text:p>
            </text:list-item>
          </text:list>
        </text:list-item>
        <text:list-item>
          <text:p text:style-name="P25">A fight is only finished when one of the two parties’ health points are less than or equal to zero.</text:p>
        </text:list-item>
        <text:list-item>
          <text:p text:style-name="P44"><text:span text:style-name="T24">At the end of a fight, in case of victory from the player, he doesn’t heal up, or retrieve his used cards. He must continue his journey as is. He earns</text:span><text:span text:style-name="T14"> </text:span><text:span text:style-name="T24">experience</text:span><text:span text:style-name="T14">, </text:span><text:span text:style-name="T13">cards</text:span><text:span text:style-name="T24"> and money, depending on his level. He is prompt with a small shop where he can buy a limited set of items </text:span><text:span text:style-name="T13">and cards</text:span><text:span text:style-name="T24"> (see category: Shop system and interface). All of theses steps come with </text:span><text:span text:style-name="T25">a matching line of information.</text:span></text:p>
        </text:list-item>
        <text:list-item>
          <text:p text:style-name="P17"><text:span text:style-name="T41">B</text:span><text:span text:style-name="T37">ought items are used directly and cannot be used <text:s/>while in combat.</text:span></text:p>
        </text:list-item>
        <text:list-item>
          <text:p text:style-name="P44"><text:span text:style-name="T24">At the end of a fight, in case </text:span><text:span text:style-name="T25">of defeat from the player, a GAME OVER screen is displayed. It contains 2 options: the first one is to start another game, the second one is to quit the games. </text:span><text:span text:style-name="T20">“restart” and “exit” commands?</text:span></text:p>
        </text:list-item>
      </text:list>
      <text:h text:style-name="P4" text:outline-level="1">Shop system and interface</text:h>
      <text:p text:style-name="P18"><text:span text:style-name="T1">[</text:span><text:span text:style-name="T42">T</text:span><text:span text:style-name="T1">ODO]</text:span></text:p>
      <text:h text:style-name="P6" text:outline-level="1">Evolution of the difficulty</text:h>
      <text:p text:style-name="P18"><text:span text:style-name="T2">[</text:span><text:span text:style-name="T42">T</text:span><text:span text:style-name="T2">ODO]</text:span></text:p>
      <text:h text:style-name="P7" text:outline-level="1">Other</text:h>
      <text:p text:style-name="P47"><text:span text:style-name="T11">Every line of text and information (other than the interface itslef) is displayed until the player hits the </text:span><text:span text:style-name="T18">return </text:span><text:span text:style-name="T19">or </text:span><text:span text:style-name="T18">space</text:span><text:span text:style-name="T19"> key.</text:span></text:p>
      <text:h text:style-name="P8" text:outline-level="1"><text:span text:style-name="T1">Annex: non-exhaustive list of cards, </text:span><text:span text:style-name="T36">effects</text:span><text:span text:style-name="T1"> and items</text:span></text:h>
      <text:p text:style-name="P18">[<text:span text:style-name="T42">T</text:span>OD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Cantarell" svg:font-family="Cantarell" style:font-pitch="variable"/>
    <style:font-face style:name="DejaVu Math TeX Gyre" svg:font-family="'DejaVu Math TeX Gyre'" style:font-pitch="variable"/>
    <style:font-face style:name="Iosevka Aile" svg:font-family="'Iosevka Aile'" style:font-pitch="variable"/>
    <style:font-face style:name="Iosevka Etoile" svg:font-family="'Iosevka Etoile'" style:font-pitch="variable"/>
    <style:font-face style:name="Iosevka Etoile1" svg:font-family="'Iosevka Etoile'" style:font-adornments="Bold" style:font-pitch="variable"/>
    <style:font-face style:name="Junicode" svg:font-family="Junicode"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bd3ff" style:font-weight-asian="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Iosevka Etoile1" fo:font-size="8pt" fo:language="en" fo:country="GB" officeooo:rsid="003dd18b" officeooo:paragraph-rsid="003dd18b" style:font-size-asian="7pt" style:font-size-complex="8pt"/>
    </style:style>
    <style:style style:name="MP2" style:family="paragraph" style:parent-style-name="Footer">
      <style:paragraph-properties fo:text-align="center" style:justify-single-word="false"/>
      <style:text-properties style:font-name="Iosevka Etoile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Galamadriabuyak – Functional specification<text:tab/><text:tab/>Version: <text:date style:data-style-name="N84" text:date-value="2020-04-27T17:00:17.535648029">2020-04-27</text:date></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2T22:10:35.309198693</meta:creation-date>
    <dc:date>2020-04-27T17:00:17.419608527</dc:date>
    <meta:editing-duration>PT3H26M30S</meta:editing-duration>
    <meta:editing-cycles>15</meta:editing-cycles>
    <meta:generator>LibreOffice/6.4.3.2$Linux_X86_64 LibreOffice_project/40$Build-2</meta:generator>
    <dc:creator>Rémi Durieu</dc:creator>
    <meta:document-statistic meta:table-count="0" meta:image-count="0" meta:object-count="0" meta:page-count="4" meta:paragraph-count="67" meta:word-count="1079" meta:character-count="5763" meta:non-whitespace-character-count="4791"/>
  </office:meta>
</office:document-meta>
</file>